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xi Sans" svg:font-family="'Luxi Sans'" style:font-pitch="variable"/>
    <style:font-face style:name="Nimbus Roman No9 L" svg:font-family="'Nimbus Roman No9 L'" style:font-family-generic="roman"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T1" style:family="text">
      <style:text-properties style:text-position="super 58%"/>
    </style:style>
    <text:list-style style:name="L1">
      <text:list-level-style-number text:level="1" text:style-name="Numbering_20_Symbols" style:num-suffix="." style:num-format="I" text:start-value="50">
        <style:list-level-properties text:min-label-width="0.25in"/>
      </text:list-level-style-number>
      <text:list-level-style-number text:level="2" text:style-name="Numbering_20_Symbols" style:num-suffix="." style:num-format="I" text:display-levels="2">
        <style:list-level-properties text:space-before="0.0256in" text:min-label-width="0.25in"/>
      </text:list-level-style-number>
      <text:list-level-style-number text:level="3" text:style-name="Numbering_20_Symbols" style:num-format="1" text:display-levels="3">
        <style:list-level-properties text:space-before="0.0516in" text:min-label-width="0.25in"/>
      </text:list-level-style-number>
      <text:list-level-style-number text:level="4" style:num-suffix="." style:num-format="1" text:display-levels="4">
        <style:list-level-properties text:space-before="0.0772in" text:min-label-width="0.25in"/>
      </text:list-level-style-number>
      <text:list-level-style-number text:level="5" style:num-suffix="." style:num-format="1" text:display-levels="5">
        <style:list-level-properties text:space-before="0.1028in" text:min-label-width="0.25in"/>
      </text:list-level-style-number>
      <text:list-level-style-number text:level="6" style:num-suffix="." style:num-format="1" text:display-levels="6">
        <style:list-level-properties text:space-before="0.1283in" text:min-label-width="0.25in"/>
      </text:list-level-style-number>
      <text:list-level-style-number text:level="7" style:num-suffix="." style:num-format="1" text:display-levels="7">
        <style:list-level-properties text:space-before="0.1543in" text:min-label-width="0.25in"/>
      </text:list-level-style-number>
      <text:list-level-style-number text:level="8" style:num-suffix="." style:num-format="1" text:display-levels="8">
        <style:list-level-properties text:space-before="0.1799in" text:min-label-width="0.25in"/>
      </text:list-level-style-number>
      <text:list-level-style-number text:level="9" style:num-suffix="." style:num-format="1" text:display-levels="9">
        <style:list-level-properties text:space-before="0.2055in" text:min-label-width="0.25in"/>
      </text:list-level-style-number>
      <text:list-level-style-number text:level="10" style:num-suffix="." style:num-format="1" text:display-levels="10">
        <style:list-level-properties text:space-before="0.2311in" text:min-label-width="0.25in"/>
      </text:list-level-style-number>
    </text:list-style>
    <text:list-style style:name="L2">
      <text:list-level-style-number text:level="1" text:style-name="Numbering_20_Symbols" style:num-suffix="." style:num-format="I" text:start-value="50">
        <style:list-level-properties text:min-label-width="0.25in"/>
      </text:list-level-style-number>
      <text:list-level-style-number text:level="2" text:style-name="Numbering_20_Symbols" style:num-suffix="." style:num-format="I" text:start-value="2" text:display-levels="2">
        <style:list-level-properties text:space-before="0.0256in" text:min-label-width="0.25in"/>
      </text:list-level-style-number>
      <text:list-level-style-number text:level="3" text:style-name="Numbering_20_Symbols" style:num-format="1" text:start-value="3" text:display-levels="3">
        <style:list-level-properties text:space-before="0.0516in" text:min-label-width="0.25in"/>
      </text:list-level-style-number>
      <text:list-level-style-number text:level="4" style:num-suffix="." style:num-format="1" text:display-levels="4">
        <style:list-level-properties text:space-before="0.0772in" text:min-label-width="0.25in"/>
      </text:list-level-style-number>
      <text:list-level-style-number text:level="5" style:num-suffix="." style:num-format="1" text:display-levels="5">
        <style:list-level-properties text:space-before="0.1028in" text:min-label-width="0.25in"/>
      </text:list-level-style-number>
      <text:list-level-style-number text:level="6" style:num-suffix="." style:num-format="1" text:display-levels="6">
        <style:list-level-properties text:space-before="0.1283in" text:min-label-width="0.25in"/>
      </text:list-level-style-number>
      <text:list-level-style-number text:level="7" style:num-suffix="." style:num-format="1" text:display-levels="7">
        <style:list-level-properties text:space-before="0.1543in" text:min-label-width="0.25in"/>
      </text:list-level-style-number>
      <text:list-level-style-number text:level="8" style:num-suffix="." style:num-format="1" text:display-levels="8">
        <style:list-level-properties text:space-before="0.1799in" text:min-label-width="0.25in"/>
      </text:list-level-style-number>
      <text:list-level-style-number text:level="9" style:num-suffix="." style:num-format="1" text:display-levels="9">
        <style:list-level-properties text:space-before="0.2055in" text:min-label-width="0.25in"/>
      </text:list-level-style-number>
      <text:list-level-style-number text:level="10" style:num-suffix="." style:num-format="1" text:display-levels="10">
        <style:list-level-properties text:space-before="0.2311in" text:min-label-width="0.25in"/>
      </text:list-level-style-number>
    </text:list-style>
    <text:list-style style:name="L3">
      <text:list-level-style-number text:level="1" text:style-name="Numbering_20_Symbols" style:num-suffix="." style:num-format="I" text:start-value="50">
        <style:list-level-properties text:min-label-width="0.25in"/>
      </text:list-level-style-number>
      <text:list-level-style-number text:level="2" text:style-name="Numbering_20_Symbols" style:num-suffix="." style:num-format="I" text:start-value="3" text:display-levels="2">
        <style:list-level-properties text:space-before="0.0256in" text:min-label-width="0.25in"/>
      </text:list-level-style-number>
      <text:list-level-style-number text:level="3" text:style-name="Numbering_20_Symbols" style:num-format="1" text:start-value="2" text:display-levels="3">
        <style:list-level-properties text:space-before="0.0516in" text:min-label-width="0.25in"/>
      </text:list-level-style-number>
      <text:list-level-style-number text:level="4" style:num-suffix="." style:num-format="1" text:display-levels="4">
        <style:list-level-properties text:space-before="0.0772in" text:min-label-width="0.25in"/>
      </text:list-level-style-number>
      <text:list-level-style-number text:level="5" style:num-suffix="." style:num-format="1" text:display-levels="5">
        <style:list-level-properties text:space-before="0.1028in" text:min-label-width="0.25in"/>
      </text:list-level-style-number>
      <text:list-level-style-number text:level="6" style:num-suffix="." style:num-format="1" text:display-levels="6">
        <style:list-level-properties text:space-before="0.1283in" text:min-label-width="0.25in"/>
      </text:list-level-style-number>
      <text:list-level-style-number text:level="7" style:num-suffix="." style:num-format="1" text:display-levels="7">
        <style:list-level-properties text:space-before="0.1543in" text:min-label-width="0.25in"/>
      </text:list-level-style-number>
      <text:list-level-style-number text:level="8" style:num-suffix="." style:num-format="1" text:display-levels="8">
        <style:list-level-properties text:space-before="0.1799in" text:min-label-width="0.25in"/>
      </text:list-level-style-number>
      <text:list-level-style-number text:level="9" style:num-suffix="." style:num-format="1" text:display-levels="9">
        <style:list-level-properties text:space-before="0.2055in" text:min-label-width="0.25in"/>
      </text:list-level-style-number>
      <text:list-level-style-number text:level="10" style:num-suffix="." style:num-format="1" text:display-levels="10">
        <style:list-level-properties text:space-before="0.2311in" text:min-label-width="0.25in"/>
      </text:list-level-style-number>
    </text:list-style>
    <text:list-style style:name="L4">
      <text:list-level-style-number text:level="1" text:style-name="Numbering_20_Symbols" style:num-suffix="." style:num-format="I" text:start-value="50">
        <style:list-level-properties text:min-label-width="0.25in"/>
      </text:list-level-style-number>
      <text:list-level-style-number text:level="2" text:style-name="Numbering_20_Symbols" style:num-suffix="." style:num-format="I" text:start-value="4" text:display-levels="2">
        <style:list-level-properties text:space-before="0.0256in" text:min-label-width="0.25in"/>
      </text:list-level-style-number>
      <text:list-level-style-number text:level="3" text:style-name="Numbering_20_Symbols" style:num-format="1" text:start-value="2" text:display-levels="3">
        <style:list-level-properties text:space-before="0.0516in" text:min-label-width="0.25in"/>
      </text:list-level-style-number>
      <text:list-level-style-number text:level="4" style:num-suffix="." style:num-format="1" text:display-levels="4">
        <style:list-level-properties text:space-before="0.0772in" text:min-label-width="0.25in"/>
      </text:list-level-style-number>
      <text:list-level-style-number text:level="5" style:num-suffix="." style:num-format="1" text:display-levels="5">
        <style:list-level-properties text:space-before="0.1028in" text:min-label-width="0.25in"/>
      </text:list-level-style-number>
      <text:list-level-style-number text:level="6" style:num-suffix="." style:num-format="1" text:display-levels="6">
        <style:list-level-properties text:space-before="0.1283in" text:min-label-width="0.25in"/>
      </text:list-level-style-number>
      <text:list-level-style-number text:level="7" style:num-suffix="." style:num-format="1" text:display-levels="7">
        <style:list-level-properties text:space-before="0.1543in" text:min-label-width="0.25in"/>
      </text:list-level-style-number>
      <text:list-level-style-number text:level="8" style:num-suffix="." style:num-format="1" text:display-levels="8">
        <style:list-level-properties text:space-before="0.1799in" text:min-label-width="0.25in"/>
      </text:list-level-style-number>
      <text:list-level-style-number text:level="9" style:num-suffix="." style:num-format="1" text:display-levels="9">
        <style:list-level-properties text:space-before="0.2055in" text:min-label-width="0.25in"/>
      </text:list-level-style-number>
      <text:list-level-style-number text:level="10" style:num-suffix="." style:num-format="1" text:display-levels="10">
        <style:list-level-properties text:space-before="0.2311in" text:min-label-width="0.25in"/>
      </text:list-level-style-number>
    </text:list-style>
    <text:list-style style:name="L5">
      <text:list-level-style-number text:level="1" text:style-name="Numbering_20_Symbols" style:num-suffix="." style:num-format="I" text:start-value="50">
        <style:list-level-properties text:min-label-width="0.25in"/>
      </text:list-level-style-number>
      <text:list-level-style-number text:level="2" text:style-name="Numbering_20_Symbols" style:num-suffix="." style:num-format="I" text:start-value="4" text:display-levels="2">
        <style:list-level-properties text:space-before="0.0173in" text:min-label-width="0.25in"/>
      </text:list-level-style-number>
      <text:list-level-style-number text:level="3" text:style-name="Numbering_20_Symbols" style:num-suffix="." style:num-format="1" text:start-value="7" text:display-levels="3">
        <style:list-level-properties text:space-before="0.0346in" text:min-label-width="0.25in"/>
      </text:list-level-style-number>
      <text:list-level-style-number text:level="4" text:style-name="Numbering_20_Symbols" style:num-suffix="." style:num-format="i" text:start-value="100" text:display-levels="4">
        <style:list-level-properties text:space-before="0.052in" text:min-label-width="0.25in"/>
      </text:list-level-style-number>
      <text:list-level-style-number text:level="5" style:num-suffix="." style:num-format="1" text:display-levels="5">
        <style:list-level-properties text:space-before="0.0693in" text:min-label-width="0.25in"/>
      </text:list-level-style-number>
      <text:list-level-style-number text:level="6" style:num-suffix="." style:num-format="1" text:display-levels="6">
        <style:list-level-properties text:space-before="0.0866in" text:min-label-width="0.25in"/>
      </text:list-level-style-number>
      <text:list-level-style-number text:level="7" style:num-suffix="." style:num-format="1" text:display-levels="7">
        <style:list-level-properties text:space-before="0.1043in" text:min-label-width="0.25in"/>
      </text:list-level-style-number>
      <text:list-level-style-number text:level="8" style:num-suffix="." style:num-format="1" text:display-levels="8">
        <style:list-level-properties text:space-before="0.1217in" text:min-label-width="0.25in"/>
      </text:list-level-style-number>
      <text:list-level-style-number text:level="9" style:num-suffix="." style:num-format="1" text:display-levels="9">
        <style:list-level-properties text:space-before="0.139in" text:min-label-width="0.25in"/>
      </text:list-level-style-number>
      <text:list-level-style-number text:level="10" style:num-suffix="." style:num-format="1" text:display-levels="10">
        <style:list-level-properties text:space-before="0.1563in" text:min-label-width="0.25in"/>
      </text:list-level-style-number>
    </text:list-style>
    <text:list-style style:name="L6">
      <text:list-level-style-number text:level="1" text:style-name="Numbering_20_Symbols" style:num-suffix="." style:num-format="I" text:start-value="50">
        <style:list-level-properties text:min-label-width="0.25in"/>
      </text:list-level-style-number>
      <text:list-level-style-number text:level="2" text:style-name="Numbering_20_Symbols" style:num-suffix="." style:num-format="I" text:start-value="4" text:display-levels="2">
        <style:list-level-properties text:space-before="0.0256in" text:min-label-width="0.25in"/>
      </text:list-level-style-number>
      <text:list-level-style-number text:level="3" text:style-name="Numbering_20_Symbols" style:num-suffix="." style:num-format="1" text:start-value="8" text:display-levels="3">
        <style:list-level-properties text:space-before="0.0516in" text:min-label-width="0.25in"/>
      </text:list-level-style-number>
      <text:list-level-style-number text:level="4" style:num-suffix="." style:num-format="1" text:display-levels="4">
        <style:list-level-properties text:space-before="0.0772in" text:min-label-width="0.25in"/>
      </text:list-level-style-number>
      <text:list-level-style-number text:level="5" style:num-suffix="." style:num-format="1" text:display-levels="5">
        <style:list-level-properties text:space-before="0.1028in" text:min-label-width="0.25in"/>
      </text:list-level-style-number>
      <text:list-level-style-number text:level="6" style:num-suffix="." style:num-format="1" text:display-levels="6">
        <style:list-level-properties text:space-before="0.1283in" text:min-label-width="0.25in"/>
      </text:list-level-style-number>
      <text:list-level-style-number text:level="7" style:num-suffix="." style:num-format="1" text:display-levels="7">
        <style:list-level-properties text:space-before="0.1543in" text:min-label-width="0.25in"/>
      </text:list-level-style-number>
      <text:list-level-style-number text:level="8" style:num-suffix="." style:num-format="1" text:display-levels="8">
        <style:list-level-properties text:space-before="0.1799in" text:min-label-width="0.25in"/>
      </text:list-level-style-number>
      <text:list-level-style-number text:level="9" style:num-suffix="." style:num-format="1" text:display-levels="9">
        <style:list-level-properties text:space-before="0.2055in" text:min-label-width="0.25in"/>
      </text:list-level-style-number>
      <text:list-level-style-number text:level="10" style:num-suffix="." style:num-format="1" text:display-levels="10">
        <style:list-level-properties text:space-before="0.2311in" text:min-label-width="0.25in"/>
      </text:list-level-style-number>
    </text:list-style>
    <text:list-style style:name="L7">
      <text:list-level-style-number text:level="1" text:style-name="Numbering_20_Symbols" style:num-suffix="." style:num-format="I" text:start-value="50">
        <style:list-level-properties text:min-label-width="0.25in"/>
      </text:list-level-style-number>
      <text:list-level-style-number text:level="2" text:style-name="Numbering_20_Symbols" style:num-suffix="." style:num-format="I" text:start-value="5" text:display-levels="2">
        <style:list-level-properties text:space-before="0.0256in" text:min-label-width="0.25in"/>
      </text:list-level-style-number>
      <text:list-level-style-number text:level="3" text:style-name="Numbering_20_Symbols" style:num-suffix="." style:num-format="1" text:start-value="2" text:display-levels="3">
        <style:list-level-properties text:space-before="0.0516in" text:min-label-width="0.25in"/>
      </text:list-level-style-number>
      <text:list-level-style-number text:level="4" style:num-suffix="." style:num-format="1" text:display-levels="4">
        <style:list-level-properties text:space-before="0.0772in" text:min-label-width="0.25in"/>
      </text:list-level-style-number>
      <text:list-level-style-number text:level="5" style:num-suffix="." style:num-format="1" text:display-levels="5">
        <style:list-level-properties text:space-before="0.1028in" text:min-label-width="0.25in"/>
      </text:list-level-style-number>
      <text:list-level-style-number text:level="6" style:num-suffix="." style:num-format="1" text:display-levels="6">
        <style:list-level-properties text:space-before="0.1283in" text:min-label-width="0.25in"/>
      </text:list-level-style-number>
      <text:list-level-style-number text:level="7" style:num-suffix="." style:num-format="1" text:display-levels="7">
        <style:list-level-properties text:space-before="0.1543in" text:min-label-width="0.25in"/>
      </text:list-level-style-number>
      <text:list-level-style-number text:level="8" style:num-suffix="." style:num-format="1" text:display-levels="8">
        <style:list-level-properties text:space-before="0.1799in" text:min-label-width="0.25in"/>
      </text:list-level-style-number>
      <text:list-level-style-number text:level="9" style:num-suffix="." style:num-format="1" text:display-levels="9">
        <style:list-level-properties text:space-before="0.2055in" text:min-label-width="0.25in"/>
      </text:list-level-style-number>
      <text:list-level-style-number text:level="10" style:num-suffix="." style:num-format="1" text:display-levels="10">
        <style:list-level-properties text:space-before="0.2311in" text:min-label-width="0.25in"/>
      </text:list-level-style-number>
    </text:list-style>
    <text:list-style style:name="L8">
      <text:list-level-style-number text:level="1" text:style-name="Numbering_20_Symbols" style:num-suffix="." style:num-format="I" text:start-value="50">
        <style:list-level-properties text:min-label-width="0.25in"/>
      </text:list-level-style-number>
      <text:list-level-style-number text:level="2" text:style-name="Numbering_20_Symbols" style:num-suffix="." style:num-format="I" text:start-value="6" text:display-levels="2">
        <style:list-level-properties text:space-before="0.0256in" text:min-label-width="0.25in"/>
      </text:list-level-style-number>
      <text:list-level-style-number text:level="3" text:style-name="Numbering_20_Symbols" style:num-suffix="." style:num-format="1" text:start-value="4" text:display-levels="3">
        <style:list-level-properties text:space-before="0.0516in" text:min-label-width="0.25in"/>
      </text:list-level-style-number>
      <text:list-level-style-number text:level="4" style:num-suffix="." style:num-format="1" text:display-levels="4">
        <style:list-level-properties text:space-before="0.0772in" text:min-label-width="0.25in"/>
      </text:list-level-style-number>
      <text:list-level-style-number text:level="5" style:num-suffix="." style:num-format="1" text:display-levels="5">
        <style:list-level-properties text:space-before="0.1028in" text:min-label-width="0.25in"/>
      </text:list-level-style-number>
      <text:list-level-style-number text:level="6" style:num-suffix="." style:num-format="1" text:display-levels="6">
        <style:list-level-properties text:space-before="0.1283in" text:min-label-width="0.25in"/>
      </text:list-level-style-number>
      <text:list-level-style-number text:level="7" style:num-suffix="." style:num-format="1" text:display-levels="7">
        <style:list-level-properties text:space-before="0.1543in" text:min-label-width="0.25in"/>
      </text:list-level-style-number>
      <text:list-level-style-number text:level="8" style:num-suffix="." style:num-format="1" text:display-levels="8">
        <style:list-level-properties text:space-before="0.1799in" text:min-label-width="0.25in"/>
      </text:list-level-style-number>
      <text:list-level-style-number text:level="9" style:num-suffix="." style:num-format="1" text:display-levels="9">
        <style:list-level-properties text:space-before="0.2055in" text:min-label-width="0.25in"/>
      </text:list-level-style-number>
      <text:list-level-style-number text:level="10" style:num-suffix="." style:num-format="1" text:display-levels="10">
        <style:list-level-properties text:space-before="0.2311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aina Sangtani</text:p>
      <text:p text:style-name="Standard">Chapter 1</text:p>
      <text:p text:style-name="Standard"/>
      <text:list text:style-name="L1">
        <text:list-item>
          <text:list>
            <text:list-item>
              <text:list>
                <text:list-item>
                  <text:p text:style-name="P1">User Id: Student</text:p>
                </text:list-item>
                <text:list-item>
                  <text:p text:style-name="P1"><text:s/>Password: C0mpSc1</text:p>
                </text:list-item>
                <text:list-item>
                  <text:p text:style-name="P1"><text:s text:c="2"/></text:p>
                </text:list-item>
                <text:list-item>
                  <text:p text:style-name="P1"><text:s/>System prompt: $</text:p>
                </text:list-item>
                <text:list-item>
                  <text:p text:style-name="P1"><text:s/>Bash because Linux + $ prompt</text:p>
                </text:list-item>
              </text:list>
            </text:list-item>
          </text:list>
        </text:list-item>
      </text:list>
      <text:p text:style-name="Standard"/>
      <text:list text:style-name="L2">
        <text:list-item>
          <text:list>
            <text:list-item>
              <text:list>
                <text:list-item>
                  <text:p text:style-name="P2">The man command formats and displays the online manual pages. If section is specified, man looks in only that section of the manual. Name is usually the name of the file or command and slashes are usually interpreted as the file path. Different commands with the – sign in front of them provide various different man commands.</text:p>
                </text:list-item>
                <text:list-item>
                  <text:p text:style-name="P2"><text:s/>The who command shows who is logged on to the system. To type into unix who [option] [file | arg1 agr2]. Different options with – sign. If file is not specified, /var/run/utmp or /var/log/wtmp is used. Joseph Arceneaux, David MacKenzie, and Michael Stone are the authors. Bugs are reported to &lt;<text:a xlink:type="simple" xlink:href="mailto:bug-coreutils@gnu.org">bug-coreutils@gnu.org</text:a>&gt;.</text:p>
                </text:list-item>
                <text:list-item>
                  <text:p text:style-name="P2"><text:s/>Prints the userid of the effective computer. With the help option , it displays this help; with the version option, it displays the output version information and exits. The author is Richard Mlynarik, and it reports bugs to &lt;<text:a xlink:type="simple" xlink:href="mailto:bug-coreutils@gnu.org">bug-coreutils@gnu.org</text:a>&gt;.</text:p>
                </text:list-item>
                <text:list-item>
                  <text:p text:style-name="P2"><text:s/>The date command is used to print or set the system date and time. -d to display and -s to set. Many other options including help and version.</text:p>
                </text:list-item>
                <text:list-item>
                  <text:p text:style-name="P2"><text:s/>The passwd command is used to update a user’s authentication token. Various options. Exit code 1 indicates an error has occurred. The author is Cristian Gafton.</text:p>
                </text:list-item>
              </text:list>
            </text:list-item>
          </text:list>
        </text:list-item>
      </text:list>
      <text:p text:style-name="Standard"/>
      <text:list text:style-name="L3">
        <text:list-item>
          <text:list>
            <text:list-item>
              <text:list>
                <text:list-item>
                  <text:p text:style-name="P3"><text:s/>Shows both of my logins and the date and time of the logins</text:p>
                </text:list-item>
                <text:list-item>
                  <text:p text:style-name="P3"><text:s/>terminal: pts/1</text:p>
                </text:list-item>
                <text:list-item>
                  <text:p text:style-name="P3"><text:s/>-q: Shows the name and total number of users; -b: last time of boot; -s short print of the command with name, line, and time. It is the default.</text:p>
                </text:list-item>
              </text:list>
            </text:list-item>
          </text:list>
        </text:list-item>
      </text:list>
      <text:p text:style-name="Standard"/>
      <text:list text:style-name="L4">
        <text:list-item>
          <text:list>
            <text:list-item>
              <text:list>
                <text:list-item>
                  <text:p text:style-name="P4"><text:s/>Command: date <text:s/>Result: local date and time 16:28:11</text:p>
                </text:list-item>
                <text:list-item>
                  <text:p text:style-name="P4"><text:s/>Command: date -u <text:s/>Result: universal date and time 20:31:06</text:p>
                </text:list-item>
                <text:list-item>
                  <text:p text:style-name="P4"><text:s/>The local time is behind by 4 hours</text:p>
                </text:list-item>
                <text:list-item>
                  <text:p text:style-name="P4"><text:s/>Command: date -d ‘yesterday’ <text:s/>Result: Shows the date and time described by the string</text:p>
                </text:list-item>
              </text:list>
            </text:list-item>
          </text:list>
        </text:list-item>
      </text:list>
      <text:p text:style-name="Standard"><text:tab/>Command: date -f date.txt <text:s/>Result: Shows the date as described by the string in the file</text:p>
      <text:p text:style-name="Standard"><text:tab/>Command: date -r Sangtani2edit.txt <text:s/>Result: Shows the date and time the file was created</text:p>
      <text:p text:style-name="Standard"><text:tab/>Command: date -R <text:s/>Result: Shows the date and time in RFC-2822 compliant format. There is a comma after the day, and the year is -0400.</text:p>
      <text:p text:style-name="Standard"><text:tab/>Command: date -s ‘yesterday’ Result: Sets the date to the one described by the string.</text:p>
      <text:p text:style-name="Standard"><text:tab/>Command: date -u <text:s/>Result: Shows the universal time.</text:p>
      <text:p text:style-name="Standard"><text:tab/>Command: date --help <text:s/>Result: Prints out the arguments and options available with date and their explanations.</text:p>
      <text:p text:style-name="Standard"><text:tab/>Command: date –version <text:s/>Result: Prints out the version of the software and the author.</text:p>
      <text:p text:style-name="Standard">L.IV.6.a. The String “This is the date” is printed out without the date because only a string was provided as an option.</text:p>
      <text:p text:style-name="Standard">L.IV.6.b. “This is date: April” is printed out. The month is represented by the %B.</text:p>
      <text:p text:style-name="Standard">L.IV.7.a. Command: date +%D</text:p>
      <text:p text:style-name="Standard">L.IV.7.b. Command: date “+%A, %B %d, %Y”</text:p>
      <text:list text:style-name="L5">
        <text:list-item>
          <text:list>
            <text:list-item>
              <text:list>
                <text:list-item>
                  <text:list>
                    <text:list-item>
                      <text:p text:style-name="P5"><text:s/>Command: date “+%A, %D”</text:p>
                    </text:list-item>
                  </text:list>
                </text:list-item>
              </text:list>
            </text:list-item>
          </text:list>
        </text:list-item>
      </text:list>
      <text:list text:style-name="L6">
        <text:list-item>
          <text:list>
            <text:list-item>
              <text:list>
                <text:list-item>
                  <text:p text:style-name="P6"><text:s/>Command: date “+Day: %A”</text:p>
                </text:list-item>
                <text:list-item>
                  <text:p text:style-name="P6"><text:s/>Command: date +%r</text:p>
                </text:list-item>
                <text:list-item>
                  <text:p text:style-name="P6"><text:s/>Command: date “+Hour: %I”</text:p>
                </text:list-item>
              </text:list>
            </text:list-item>
          </text:list>
        </text:list-item>
      </text:list>
      <text:p text:style-name="Standard"/>
      <text:list text:style-name="L7">
        <text:list-item>
          <text:list>
            <text:list-item>
              <text:list>
                <text:list-item>
                  <text:p text:style-name="P7"><text:s/>Command: cal 2006 <text:s text:c="4"/>2006 is the value for the year.</text:p>
                </text:list-item>
                <text:list-item>
                  <text:p text:style-name="P7"><text:s/>Command: cal</text:p>
                </text:list-item>
                <text:list-item>
                  <text:p text:style-name="P7"><text:s/>Command: cal 7 2232</text:p>
                </text:list-item>
                <text:list-item>
                  <text:p text:style-name="P7"><text:s/>Command: cal 1 0001 <text:s text:c="3"/>The first of Jan is a Saturday.</text:p>
                </text:list-item>
                <text:list-item>
                  <text:p text:style-name="P7"><text:s/>Command: cal 2 2000 <text:s text:c="3"/>It is a leap year.</text:p>
                </text:list-item>
                <text:list-item>
                  <text:p text:style-name="P7"><text:s/>Command: cal 2 1900 <text:s text:c="3"/>It is not a leap year.</text:p>
                </text:list-item>
                <text:list-item>
                  <text:p text:style-name="P7"><text:s/>The first one shows the calendar of February in 2000 with 29 days. Hence, it is a leap year. The second shows the calendar of February in 1900 with only 28 days. Hence, it is not a leap year.</text:p>
                </text:list-item>
                <text:list-item>
                  <text:p text:style-name="P7"><text:s/>Command: cal 1752 <text:s text:c="4"/>The dates from the 3<text:span text:style-name="T1">rd</text:span> to the 13<text:span text:style-name="T1">th</text:span> of September are missing.</text:p>
                </text:list-item>
                <text:list-item>
                  <text:p text:style-name="P7"><text:s/>Command: man cal <text:s text:c="3"/>The Gregorian reformation occurred in September 1752. The 10 days are missing because of the reformation.</text:p>
                </text:list-item>
                <text:list-item>
                  <text:p text:style-name="P7"><text:s/>No calendar command on this system.</text:p>
                </text:list-item>
              </text:list>
            </text:list-item>
          </text:list>
        </text:list-item>
      </text:list>
      <text:p text:style-name="Standard"/>
      <text:p text:style-name="Standard">L.VI.2. man can’t find the learn command.</text:p>
      <text:p text:style-name="Standard">L.VI.3. Command: help <text:s/>Result: Displays the syntax for all commands. </text:p>
      <text:list text:style-name="L8">
        <text:list-item>
          <text:list>
            <text:list-item>
              <text:list>
                <text:list-item>
                  <text:p text:style-name="P8">Command: finger with the name of the user as an argument. It displays all the login information of the user, including the shell, the name, login start time, and end time, and port of the student.</text:p>
                </text:list-item>
              </text:list>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xi Sans" svg:font-family="'Luxi Sans'" style:font-pitch="variable"/>
    <style:font-face style:name="Nimbus Roman No9 L" svg:font-family="'Nimbus Roman No9 L'"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 style:font-size-asian="12pt" style:language-asian="none" style:country-asian="none" style:font-name-complex="Luxi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4$Linux OpenOffice.org_project/680m104$Build-8913</meta:generator>
    <meta:creation-date>2006-04-20T08:19:20</meta:creation-date>
    <dc:date>2006-04-24T08:06:28</dc:date>
    <dc:language>en-US</dc:language>
    <meta:editing-cycles>18</meta:editing-cycles>
    <meta:editing-duration>PT2H55M11S</meta:editing-duration>
    <meta:user-defined meta:name="Info 1"/>
    <meta:user-defined meta:name="Info 2"/>
    <meta:user-defined meta:name="Info 3"/>
    <meta:user-defined meta:name="Info 4"/>
    <meta:document-statistic meta:table-count="0" meta:image-count="0" meta:object-count="0" meta:page-count="2" meta:paragraph-count="47" meta:word-count="664" meta:character-count="3744"/>
  </office:meta>
</office:document-meta>
</file>